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6])"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25" office:value-type="string" calcext:value-type="string">
            <text:p>LightScene_Night::BRIGHTNESS_Min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8]+[.F28]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9]+[.F29]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30]+[.F30]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Reserved</text:p>
          </table:table-cell>
          <table:table-cell table:style-name="ce18" office:value-type="string" calcext:value-type="string">
            <text:p>Fill up so that block size is equal a power of 2 numbe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formula="of:=[.G31]+[.F31]" office:value-type="float" office:value="40" calcext:value-type="float">
            <text:p>4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0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11:Parameter.H12 Parameter.C39:Parameter.E129 Parameter.C31:Parameter.C38 Parameter.D10:Parameter.D11 Parameter.C26:Parameter.C26 Parameter.E31:Parameter.E38 Parameter.C24:Parameter.C24 Parameter.F20:Parameter.F20 Parameter.F17:Parameter.F18 Parameter.F15:Parameter.F15 Parameter.C10:Parameter.C10 Parameter.E10:Parameter.H10 Parameter.F23:Parameter.F129 Parameter.G13:Parameter.H129 Parameter.D31:Parameter.D38 Parameter.C29:Parameter.C29 Parameter.D24:Parameter.D29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1.6.2$Windows_X86_64 LibreOffice_project/0e133318fcee89abacd6a7d077e292f1145735c3</meta:generator>
    <dc:date>2024-04-26T22:04:27.817000000</dc:date>
    <meta:editing-duration>P17DT5H19M20S</meta:editing-duration>
    <meta:editing-cycles>620</meta:editing-cycles>
    <meta:document-statistic meta:table-count="1" meta:cell-count="184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ul;"
    Print #iFile, "        const static uint32_t COLOR_Min = 0ul;"
    Print #iFile, "        const static uint32_t COLOR_Max = 0xFFFFFFFFul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